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objectwithoutfill">
      <style:graphic-properties draw:stroke="dash" draw:stroke-dash="Ultrafine_20_Dashed" svg:stroke-width="0.05cm" draw:marker-start-width="0.275cm" draw:marker-end="Triangle_20_unfilled" draw:marker-end-width="0.37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05cm" svg:stroke-color="#000000" draw:marker-start-width="0.28cm" draw:marker-end-width="0.28cm" draw:fill="solid" draw:fill-color="#c0c0c0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size="11pt" style:font-size-asian="11pt" style:font-size-complex="11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4cm" svg:height="1.8cm" svg:x="1.959cm" svg:y="5.4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1.882cm" svg:height="0.683cm" svg:x="1.718cm" svg:y="7.617cm">
          <draw:text-box>
            <text:p text:style-name="P2"><text:span text:style-name="T1">mars.txt</text:span></text:p>
          </draw:text-box>
        </draw:frame>
        <draw:line draw:style-name="gr3" draw:text-style-name="P2" draw:layer="layout" svg:x1="2.209cm" svg:y1="5.897cm" svg:x2="3.109cm" svg:y2="5.897cm">
          <text:p/>
        </draw:line>
        <draw:custom-shape draw:style-name="gr4" draw:text-style-name="P3" draw:layer="layout" svg:width="2.5cm" svg:height="1.4cm" svg:x="1.5cm" svg:y="2.1cm">
          <text:p text:style-name="P2"><text:span text:style-name="T2">005937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3" draw:layer="layout" svg:width="2.5cm" svg:height="1.4cm" svg:x="5.5cm" svg:y="2.1cm">
          <text:p text:style-name="P2"><text:span text:style-name="T2">34961b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3" draw:layer="layout" svg:width="2.5cm" svg:height="1.4cm" svg:x="9.5cm" svg:y="2.1cm">
          <text:p text:style-name="P2"><text:span text:style-name="T2">f22b25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1.4cm" svg:height="1.8cm" svg:x="5.959cm" svg:y="5.44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1.882cm" svg:height="0.683cm" svg:x="5.718cm" svg:y="7.618cm">
          <draw:text-box>
            <text:p text:style-name="P2"><text:span text:style-name="T1">mars.txt</text:span></text:p>
          </draw:text-box>
        </draw:frame>
        <draw:line draw:style-name="gr3" draw:text-style-name="P2" draw:layer="layout" svg:x1="6.209cm" svg:y1="5.898cm" svg:x2="7.109cm" svg:y2="5.898cm">
          <text:p/>
        </draw:line>
        <draw:line draw:style-name="gr3" draw:text-style-name="P2" draw:layer="layout" svg:x1="6.209cm" svg:y1="6.198cm" svg:x2="7.109cm" svg:y2="6.198cm">
          <text:p/>
        </draw:line>
        <draw:custom-shape draw:style-name="gr1" draw:text-style-name="P1" draw:layer="layout" svg:width="1.4cm" svg:height="1.8cm" svg:x="10.059cm" svg:y="5.44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1.882cm" svg:height="0.683cm" svg:x="9.818cm" svg:y="7.619cm">
          <draw:text-box>
            <text:p text:style-name="P2"><text:span text:style-name="T1">mars.txt</text:span></text:p>
          </draw:text-box>
        </draw:frame>
        <draw:line draw:style-name="gr3" draw:text-style-name="P2" draw:layer="layout" svg:x1="10.309cm" svg:y1="5.899cm" svg:x2="11.209cm" svg:y2="5.899cm">
          <text:p/>
        </draw:line>
        <draw:line draw:style-name="gr3" draw:text-style-name="P2" draw:layer="layout" svg:x1="10.309cm" svg:y1="6.199cm" svg:x2="11.209cm" svg:y2="6.199cm">
          <text:p/>
        </draw:line>
        <draw:line draw:style-name="gr3" draw:text-style-name="P2" draw:layer="layout" svg:x1="10.309cm" svg:y1="6.499cm" svg:x2="11.209cm" svg:y2="6.499cm">
          <text:p/>
        </draw:line>
        <draw:line draw:style-name="gr5" draw:text-style-name="P2" draw:layer="layout" svg:x1="5.2cm" svg:y1="2.8cm" svg:x2="4.2cm" svg:y2="2.8cm">
          <text:p/>
        </draw:line>
        <draw:line draw:style-name="gr5" draw:text-style-name="P2" draw:layer="layout" svg:x1="9.2cm" svg:y1="2.8cm" svg:x2="8.2cm" svg:y2="2.8cm">
          <text:p/>
        </draw:line>
        <draw:line draw:style-name="gr6" draw:text-style-name="P2" draw:layer="layout" svg:x1="2.7cm" svg:y1="3.8cm" svg:x2="2.7cm" svg:y2="5.1cm">
          <text:p/>
        </draw:line>
        <draw:line draw:style-name="gr6" draw:text-style-name="P2" draw:layer="layout" svg:x1="6.7cm" svg:y1="3.8cm" svg:x2="6.7cm" svg:y2="5.1cm">
          <text:p/>
        </draw:line>
        <draw:line draw:style-name="gr6" draw:text-style-name="P2" draw:layer="layout" svg:x1="10.8cm" svg:y1="3.8cm" svg:x2="10.8cm" svg:y2="5.1cm">
          <text:p/>
        </draw:line>
        <draw:frame draw:style-name="gr7" draw:text-style-name="P4" draw:layer="layout" svg:width="1.632cm" svg:height="0.733cm" svg:x="18.868cm" svg:y="1.234cm">
          <draw:text-box>
            <text:p><text:span text:style-name="T1">HEAD</text:span></text:p>
          </draw:text-box>
        </draw:frame>
        <draw:frame draw:style-name="gr7" draw:text-style-name="P4" draw:layer="layout" svg:width="1.737cm" svg:height="0.733cm" svg:x="11.268cm" svg:y="1.267cm">
          <draw:text-box>
            <text:p><text:span text:style-name="T1">master</text:span></text:p>
          </draw:text-box>
        </draw:frame>
        <draw:line draw:style-name="gr6" draw:text-style-name="P2" draw:layer="layout" svg:x1="18.6cm" svg:y1="1.667cm" svg:x2="17.6cm" svg:y2="1.667cm">
          <text:p/>
        </draw:line>
        <draw:frame draw:style-name="gr7" draw:text-style-name="P4" draw:layer="layout" svg:width="1.716cm" svg:height="0.733cm" svg:x="15.763cm" svg:y="1.267cm">
          <draw:text-box>
            <text:p><text:span text:style-name="T1">moons</text:span></text:p>
          </draw:text-box>
        </draw:frame>
        <draw:custom-shape draw:style-name="gr4" draw:text-style-name="P3" draw:layer="layout" svg:width="2.5cm" svg:height="1.4cm" svg:x="13.6cm" svg:y="2.1cm">
          <text:p text:style-name="P2"><text:span text:style-name="T2">62e779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1.4cm" svg:height="1.8cm" svg:x="13.159cm" svg:y="5.44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1.882cm" svg:height="0.683cm" svg:x="12.918cm" svg:y="7.619cm">
          <draw:text-box>
            <text:p text:style-name="P2"><text:span text:style-name="T1">mars.txt</text:span></text:p>
          </draw:text-box>
        </draw:frame>
        <draw:line draw:style-name="gr3" draw:text-style-name="P2" draw:layer="layout" svg:x1="13.409cm" svg:y1="5.899cm" svg:x2="14.309cm" svg:y2="5.899cm">
          <text:p/>
        </draw:line>
        <draw:line draw:style-name="gr3" draw:text-style-name="P2" draw:layer="layout" svg:x1="13.409cm" svg:y1="6.199cm" svg:x2="14.309cm" svg:y2="6.199cm">
          <text:p/>
        </draw:line>
        <draw:line draw:style-name="gr3" draw:text-style-name="P2" draw:layer="layout" svg:x1="13.409cm" svg:y1="6.499cm" svg:x2="14.309cm" svg:y2="6.499cm">
          <text:p/>
        </draw:line>
        <draw:line draw:style-name="gr5" draw:text-style-name="P2" draw:layer="layout" svg:x1="13.3cm" svg:y1="2.8cm" svg:x2="12.3cm" svg:y2="2.8cm">
          <text:p/>
        </draw:line>
        <draw:line draw:style-name="gr6" draw:text-style-name="P2" draw:layer="layout" svg:x1="14.9cm" svg:y1="3.8cm" svg:x2="14cm" svg:y2="5cm">
          <text:p/>
        </draw:line>
        <draw:line draw:style-name="gr3" draw:text-style-name="P2" draw:layer="layout" svg:x1="13.409cm" svg:y1="6.799cm" svg:x2="14.309cm" svg:y2="6.799cm">
          <text:p/>
        </draw:line>
        <draw:custom-shape draw:style-name="gr1" draw:text-style-name="P1" draw:layer="layout" svg:width="1.4cm" svg:height="1.8cm" svg:x="15.259cm" svg:y="5.4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2.183cm" svg:height="0.683cm" svg:x="15.018cm" svg:y="7.62cm">
          <draw:text-box>
            <text:p text:style-name="P2"><text:span text:style-name="T1">moons.txt</text:span></text:p>
          </draw:text-box>
        </draw:frame>
        <draw:line draw:style-name="gr3" draw:text-style-name="P2" draw:layer="layout" svg:x1="15.509cm" svg:y1="5.9cm" svg:x2="16.409cm" svg:y2="5.9cm">
          <text:p/>
        </draw:line>
        <draw:line draw:style-name="gr3" draw:text-style-name="P2" draw:layer="layout" svg:x1="15.509cm" svg:y1="6.2cm" svg:x2="16.409cm" svg:y2="6.2cm">
          <text:p/>
        </draw:line>
        <draw:line draw:style-name="gr3" draw:text-style-name="P2" draw:layer="layout" svg:x1="15.509cm" svg:y1="6.5cm" svg:x2="16.409cm" svg:y2="6.5cm">
          <text:p/>
        </draw:line>
        <draw:line draw:style-name="gr3" draw:text-style-name="P2" draw:layer="layout" svg:x1="15.509cm" svg:y1="6.8cm" svg:x2="16.409cm" svg:y2="6.8cm">
          <text:p/>
        </draw:line>
        <draw:line draw:style-name="gr6" draw:text-style-name="P2" draw:layer="layout" svg:x1="14.9cm" svg:y1="3.8cm" svg:x2="15.8cm" svg:y2="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Triangle_20_unfilled" draw:display-name="Triangle unfilled" svg:viewBox="0 0 3000 3000" svg:d="m1500 0 1500 3000h-3000zm0 447-1176 2353h235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3T10:17:15</meta:creation-date>
    <dc:date>2013-12-12T07:44:14</dc:date>
    <meta:editing-duration>PT37M2S</meta:editing-duration>
    <meta:editing-cycles>14</meta:editing-cycles>
    <meta:generator>LibreOffice/4.0.4.2$MacOSX_x86 LibreOffice_project/9e9821abd0ffdbc09cd8c52eaa574fa09eb08f2</meta:generator>
    <meta:document-statistic meta:object-count="40"/>
  </office:meta>
</office:document-meta>
</file>